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文泉驿微米黑" fo:font-size="12pt" officeooo:paragraph-rsid="00315839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9pt" style:font-name-asian="文泉驿微米黑" style:font-size-asian="9pt" style:font-size-complex="9pt"/>
    </style:style>
    <style:style style:name="P3" style:family="paragraph" style:parent-style-name="Text_20_body">
      <style:text-properties style:font-name="文泉驿微米黑" fo:font-size="9pt" officeooo:paragraph-rsid="0061ffe4" style:font-name-asian="文泉驿微米黑" style:font-size-asian="9pt" style:font-size-complex="9pt"/>
    </style:style>
    <style:style style:name="P4" style:family="paragraph" style:parent-style-name="Text_20_body">
      <style:text-properties style:font-name="文泉驿微米黑" fo:font-size="9pt" officeooo:paragraph-rsid="006e8080" style:font-name-asian="文泉驿微米黑" style:font-size-asian="9pt" style:font-size-complex="9pt"/>
    </style:style>
    <style:style style:name="P5" style:family="paragraph" style:parent-style-name="Text_20_body">
      <style:text-properties style:font-name="文泉驿微米黑" fo:font-size="9pt" officeooo:paragraph-rsid="00789022" style:font-name-asian="文泉驿微米黑" style:font-size-asian="9pt" style:font-size-complex="9pt"/>
    </style:style>
    <style:style style:name="P6" style:family="paragraph" style:parent-style-name="Text_20_body">
      <style:text-properties style:font-name="文泉驿微米黑" fo:font-size="9pt" fo:font-weight="bold" style:font-name-asian="文泉驿微米黑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文泉驿微米黑" fo:font-size="9pt" fo:font-weight="bold" officeooo:rsid="006e8080" officeooo:paragraph-rsid="006e8080" style:font-name-asian="文泉驿微米黑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style:font-name="文泉驿微米黑" fo:font-size="9pt" officeooo:paragraph-rsid="0061ffe4" style:font-name-asian="文泉驿微米黑" style:font-size-asian="9pt" style:font-size-complex="9pt"/>
    </style:style>
    <style:style style:name="P9" style:family="paragraph" style:parent-style-name="Preformatted_20_Text">
      <style:text-properties style:font-name="文泉驿微米黑" fo:font-size="9pt" officeooo:paragraph-rsid="00a04fb7" style:font-name-asian="文泉驿微米黑" style:font-size-asian="9pt" style:font-size-complex="9pt"/>
    </style:style>
    <style:style style:name="P10" style:family="paragraph" style:parent-style-name="Preformatted_20_Text">
      <style:text-properties style:font-name="文泉驿微米黑" fo:font-size="9pt" officeooo:paragraph-rsid="00ac04f2" style:font-name-asian="文泉驿微米黑" style:font-size-asian="9pt" style:font-size-complex="9pt"/>
    </style:style>
    <style:style style:name="P11" style:family="paragraph" style:parent-style-name="Preformatted_20_Text">
      <style:text-properties style:font-name="文泉驿微米黑" fo:font-size="9pt" officeooo:paragraph-rsid="00add6a6" style:font-name-asian="文泉驿微米黑" style:font-size-asian="9pt" style:font-size-complex="9pt"/>
    </style:style>
    <style:style style:name="P12" style:family="paragraph" style:parent-style-name="Text_20_body">
      <style:text-properties style:font-name="文泉驿微米黑" fo:font-size="10.5pt" style:font-name-asian="文泉驿微米黑" style:font-size-asian="10.5pt" style:font-size-complex="10.5pt"/>
    </style:style>
    <style:style style:name="P13" style:family="paragraph" style:parent-style-name="Text_20_body">
      <style:text-properties style:font-name="文泉驿微米黑" fo:font-size="10.5pt" officeooo:rsid="0061ffe4" officeooo:paragraph-rsid="0090c710" style:font-name-asian="文泉驿微米黑" style:font-size-asian="10.5pt" style:font-size-complex="10.5pt"/>
    </style:style>
    <style:style style:name="P14" style:family="paragraph" style:parent-style-name="Text_20_body">
      <style:text-properties style:font-name="文泉驿微米黑" fo:font-size="10.5pt" officeooo:rsid="0061ffe4" officeooo:paragraph-rsid="00745218" style:font-name-asian="文泉驿微米黑" style:font-size-asian="10.5pt" style:font-size-complex="10.5pt"/>
    </style:style>
    <style:style style:name="P15" style:family="paragraph" style:parent-style-name="Text_20_body">
      <style:text-properties style:font-name="文泉驿微米黑" fo:font-size="10.5pt" officeooo:paragraph-rsid="0061ffe4" style:font-name-asian="文泉驿微米黑" style:font-size-asian="10.5pt" style:font-size-complex="10.5pt"/>
    </style:style>
    <style:style style:name="P16" style:family="paragraph" style:parent-style-name="Text_20_body">
      <style:text-properties fo:font-size="10.5pt" officeooo:paragraph-rsid="00ab0f66" style:font-size-asian="10.5pt" style:font-size-complex="10.5pt"/>
    </style:style>
    <style:style style:name="P17" style:family="paragraph" style:parent-style-name="Text_20_body">
      <style:text-properties fo:font-size="10.5pt" officeooo:paragraph-rsid="0077ce12" style:font-size-asian="10.5pt" style:font-size-complex="10.5pt"/>
    </style:style>
    <style:style style:name="T1" style:family="text">
      <style:text-properties officeooo:rsid="005cc8fe" style:language-asian="zh" style:country-asian="CN"/>
    </style:style>
    <style:style style:name="T2" style:family="text">
      <style:text-properties officeooo:rsid="0060a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CN" style:font-weight-asian="bold" style:font-weight-complex="bold"/>
    </style:style>
    <style:style style:name="T5" style:family="text">
      <style:text-properties fo:font-weight="bold" officeooo:rsid="005cc8fe" style:language-asian="zh" style:country-asian="CN" style:font-weight-asian="bold" style:font-weight-complex="bold"/>
    </style:style>
    <style:style style:name="T6" style:family="text">
      <style:text-properties officeooo:rsid="0070e283"/>
    </style:style>
    <style:style style:name="T7" style:family="text">
      <style:text-properties officeooo:rsid="00971018"/>
    </style:style>
    <style:style style:name="T8" style:family="text">
      <style:text-properties style:font-name="文泉驿微米黑" fo:font-size="9pt" style:font-name-asian="文泉驿微米黑" style:font-size-asian="9pt" style:font-size-complex="9pt"/>
    </style:style>
    <style:style style:name="T9" style:family="text">
      <style:text-properties style:font-name="文泉驿微米黑" style:font-name-asian="文泉驿微米黑"/>
    </style:style>
    <style:style style:name="T10" style:family="text">
      <style:text-properties officeooo:rsid="00ac04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201</text:span><text:span text:style-name="T4">6</text:span><text:span text:style-name="T5">0409</text:span><text:span text:style-name="T3">周工作总结计划</text:span></text:p>
      <text:p text:style-name="P12"><text:span text:style-name="T3">本周工作总结</text:span></text:p>
      <text:p text:style-name="P13">周二 1整理节前遗留售后送货进度。</text:p>
      <text:p text:style-name="P14"><text:tab/> <text:s/>2 跟进新同事学习规划，加强学习进度。</text:p>
      <text:p text:style-name="P15">周三 1跟进赵亚龙北京地区送货售后处理进度。</text:p>
      <text:p text:style-name="P15"><text:tab/> <text:s/>2 协助处理山东大学张中华售后</text:p>
      <text:p text:style-name="P15"><text:tab/> <text:s/>3 跟进办事处宿舍用品到达并搬迁等。</text:p>
      <text:p text:style-name="P16"><text:span text:style-name="T9">周四 <text:s/>1 </text:span>跟进并协助王雪飞处理山东大学张中华ms无法计算售后 ；2 处理大连理工李严售后；3跟进王松松、张维中沈阳送货售后处理 4跟进面试结果及新同事到岗和基本入职培训。 </text:p>
      <text:p text:style-name="P17"><text:span text:style-name="T9">周五 </text:span>1 跟进王雪飞太原理工张东华送货售后处理 2 跟进王松松、张维中燕山大学送货售后处理 3 跟进新同事熟悉工作职能、学习进度。4 跟进技术面试结果 5处理山东大学赵明文售后，集群子节点磁盘空间未利用导致的客户磁盘空间不足。 6跟进太原理工张东华项目处理进度。 </text:p>
      <text:p text:style-name="P6">下周工作计划</text:p>
      <text:p text:style-name="P4">周一 跟进<text:span text:style-name="T10">AMD显卡驱动开源项目进展</text:span>，跟进办事处技术出差准备</text:p>
      <text:p text:style-name="P5">周二 <text:span text:style-name="T2">跟进赵龙、张维中、王松松、顾家浩送货售后处理，跟进AMD显卡驱动开源项目进展。</text:span></text:p>
      <text:p text:style-name="P3">周三 内部就<text:span text:style-name="T10">AMD显卡驱动开源项目讨论分析；</text:span>跟进华北区域送货遗留，及售后处理进度</text:p>
      <text:p text:style-name="P3">周四 跟进加强办事处纪律建设<text:span text:style-name="T2">；</text:span>跟进天津办事处技术人员技能提升，售后送货质量<text:span text:style-name="T2">、服务意识提升</text:span>。</text:p>
      <text:p text:style-name="P3">周五 跟进加强办事处纪律建设<text:span text:style-name="T2">；办事处本地负责人的相关能力技术培训提升</text:span>。</text:p>
      <text:p text:style-name="P7">华北区域(天津办事处)本周工作进展</text:p>
      <text:p text:style-name="P8">1 本地团队建设方面，本周技术人员共面试了4人，2人通过复试。</text:p>
      <text:p text:style-name="P9">2 区域售后送货方面，完成沈阳自动化祁峰，燕山大学王健，华北电力吕雪峰，太原理工张东华；售后方面 完成太原理工范盼盼、山东大学张中华、北理工徐伟<text:span text:style-name="T7">，北理工刘桂冰、大连理工李严、山东大学赵明文</text:span>。目前遗留华北电力吕雪峰，华北电力韩然<text:span text:style-name="T6">预计下周处理完成。</text:span></text:p>
      <text:p text:style-name="P10">3 办事处办公环境规范，办公住宿分开已完成。已在周三搬至新宿舍。</text:p>
      <text:p text:style-name="P11">4 <text:s/><text:span text:style-name="T10">AMD显卡驱动开源项目，正式开始，初步规划，下周开始按照附件中分工执行。</text:span> <text:s text:c="3"/></text:p>
      <text:p text:style-name="P11"/>
      <text:p text:style-name="P11"/>
      <text:p text:style-name="P11"/>
      <text:p text:style-name="P11"><text:s text:c="2"/><text:tab/><text:tab/><text:tab/> <text:s text:c="2"/><text:tab/><text:tab/><text:tab/> <text:s text:c="3"/></text:p>
      <text:p text:style-name="P4"><text:s/><text:tab/><text:tab/><text:tab/><text:tab/><text:tab/><text:tab/><text:tab/><text:tab/><text:tab/><text:tab/><text:tab/><text:tab/><text:tab/><text:tab/><text:tab/><text:tab/>技术部 白劲松</text:p>
      <text:p text:style-name="P2"><text:s text:c="55"/><text:tab/><text:tab/><text:tab/><text:tab/><text:tab/> <text:s text:c="5"/><text:tab/><text:tab/><text:tab/> <text:tab/> <text:s/>2016年04月<text:span text:style-name="T1">09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4-09T11:26:43.199000000</dc:date>
    <meta:editing-duration>PT14H1M36S</meta:editing-duration>
    <meta:editing-cycles>164</meta:editing-cycles>
    <meta:generator>LibreOffice/5.1.0.3$Windows_x86 LibreOffice_project/5e3e00a007d9b3b6efb6797a8b8e57b51ab1f737</meta:generator>
    <meta:print-date>2016-02-20T09:59:15.734042375</meta:print-date>
    <meta:printed-by>jinsong</meta:printed-by>
    <meta:document-statistic meta:table-count="0" meta:image-count="0" meta:object-count="0" meta:page-count="1" meta:paragraph-count="23" meta:word-count="733" meta:character-count="906" meta:non-whitespace-character-count="754"/>
  </office:meta>
</office:document-meta>
</file>